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B0000003842AB191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001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  <style:text-properties fo:color="#000000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00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ppyCodeInc    Br-jsy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3.507cm" svg:x="1cm" svg:y="0.994cm" presentation:class="title">
          <draw:text-box>
            <text:list text:style-name="L1">
              <text:list-item>
                <text:list>
                  <text:list-item>
                    <text:p text:style-name="P1"><text:span text:style-name="T1">Titolo della slide</text:span>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5.199cm" svg:height="13.001cm" svg:x="1.301cm" svg:y="5cm" presentation:class="subtitle">
          <draw:text-box>
            <text:p text:style-name="P2">testo della slid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001cm"/>
    </style:style>
    <style:style style:name="pr5" style:family="presentation" style:parent-style-name="Default-backgroundobjects">
      <style:graphic-properties draw:stroke="none" svg:stroke-width="0cm" draw:marker-start-width="0.2cm" draw:marker-end-width="0.2cm" draw:fill="none" draw:fill-color="#ffffff" draw:auto-grow-height="false" fo:min-height="1.449cm" draw:shadow="hidden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pr1" draw:layer="backgroundobjects" svg:width="22.5cm" svg:height="3.506cm" svg:x="1cm" svg:y="0.994cm" presentation:class="title">
        <draw:text-box>
          <text:p text:style-name="P3">Click to edit the title text format</text:p>
        </draw:text-box>
      </draw:frame>
      <draw:frame presentation:style-name="pr2" draw:layer="backgroundobjects" svg:width="25.199cm" svg:height="13cm" svg:x="1.301cm" svg:y="5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77cm" svg:y="22cm" presentation:class="date-time">
        <draw:text-box>
          <text:p text:style-name="P1"><presentation:date-time/></text:p>
        </draw:text-box>
      </draw:frame>
      <draw:frame draw:style-name="gr3" draw:text-style-name="P13" draw:layer="backgroundobjects" svg:width="27.998cm" svg:height="20.999cm" svg:x="0.002cm" svg:y="0.001cm">
        <draw:image xlink:href="Pictures/10000201000004B0000003842AB1916F.png" xlink:type="simple" xlink:show="embed" xlink:actuate="onLoad">
          <text:p text:style-name="P3"/>
        </draw:image>
      </draw:frame>
      <draw:frame presentation:style-name="pr3" draw:text-style-name="P15" draw:layer="backgroundobjects" svg:width="19.375cm" svg:height="0.948cm" svg:x="1.925cm" svg:y="18.552cm" presentation:class="footer">
        <draw:text-box>
          <text:p text:style-name="P14"><presentation:footer/></text:p>
        </draw:text-box>
      </draw:frame>
      <draw:frame presentation:style-name="pr4" draw:text-style-name="P2" draw:layer="backgroundobjects" svg:width="6.523cm" svg:height="1cm" svg:x="21.977cm" svg:y="22.5cm" presentation:class="page-number">
        <draw:text-box>
          <text:p text:style-name="P2"><text:page-number>&lt;number&gt;</text:page-number></text:p>
        </draw:text-box>
      </draw:frame>
      <draw:frame presentation:style-name="pr5" draw:text-style-name="P2" draw:layer="backgroundobjects" svg:width="6.523cm" svg:height="1cm" svg:x="19.3cm" svg:y="18.6cm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6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7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7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rco Tessarotto</meta:initial-creator>
    <meta:creation-date>2008-02-17T12:23:18</meta:creation-date>
    <dc:creator>Marco Tessarotto</dc:creator>
    <dc:date>2008-02-17T13:46:30</dc:date>
    <meta:editing-cycles>3</meta:editing-cycles>
    <meta:editing-duration>PT1H23M22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